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Tahoma1" svg:font-family="Tahoma"/>
    <style:font-face style:name="Verdana" svg:font-family="Verdana, Geneva, Arial, Helvetica, sans-serif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.635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fo:font-size="16pt" fo:letter-spacing="normal" fo:font-weight="normal" style:font-size-asian="16pt" style:font-weight-asian="normal" style:font-size-complex="16pt" style:font-weight-complex="normal"/>
    </style:style>
    <style:style style:name="P3" style:family="paragraph" style:parent-style-name="Preformatted_20_Text">
      <style:paragraph-properties fo:margin-top="0cm" fo:margin-bottom="0.635cm" loext:contextual-spacing="false" style:line-height-at-least="0.582cm" fo:orphans="2" fo:widows="2" fo:padding="0cm" fo:border="none"/>
      <style:text-properties fo:font-variant="normal" fo:text-transform="none" fo:color="#000000" fo:font-size="16pt" fo:letter-spacing="normal" fo:font-weight="normal" style:font-size-asian="16pt" style:font-weight-asian="normal" style:font-size-complex="16pt" style:font-weight-complex="normal"/>
    </style:style>
    <style:style style:name="P4" style:family="paragraph" style:parent-style-name="Preformatted_20_Text">
      <style:paragraph-properties fo:margin-top="0cm" fo:margin-bottom="0.635cm" loext:contextual-spacing="false" style:line-height-at-least="0.582cm" fo:orphans="2" fo:widows="2" fo:padding="0cm" fo:border="none"/>
      <style:text-properties fo:font-variant="normal" fo:text-transform="none" fo:color="#000000" fo:font-size="16pt" fo:letter-spacing="normal" fo:font-weight="normal" style:font-name-asian="Consolas" style:font-size-asian="16pt" style:font-style-asian="normal" style:font-weight-asian="normal" style:font-size-complex="16pt" style:font-weight-complex="normal"/>
    </style:style>
    <style:style style:name="P5" style:family="paragraph" style:parent-style-name="Preformatted_20_Text">
      <style:paragraph-properties fo:margin-top="0cm" fo:margin-bottom="0.635cm" loext:contextual-spacing="false" style:line-height-at-least="0.582cm" fo:orphans="2" fo:widows="2" fo:padding="0cm" fo:border="non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4f4f4f" style:font-name="Verdana" fo:font-size="12pt" fo:letter-spacing="normal" fo:font-style="normal" fo:font-weight="bold"/>
    </style:style>
    <style:style style:name="T2" style:family="text">
      <style:text-properties fo:font-variant="normal" fo:text-transform="none" fo:color="#4f4f4f" style:font-name="Verdana" fo:letter-spacing="normal" fo:font-style="normal" fo:font-weight="bold"/>
    </style:style>
    <style:style style:name="T3" style:family="text">
      <style:text-properties fo:font-variant="normal" fo:text-transform="none" fo:color="#4f4f4f" style:font-name="Verdana" fo:font-size="16pt" fo:letter-spacing="normal" fo:font-style="normal" fo:font-weight="bold" style:font-size-asian="16pt" style:font-size-complex="16pt"/>
    </style:style>
    <style:style style:name="T4" style:family="text">
      <style:text-properties fo:font-variant="normal" fo:text-transform="none" fo:color="#4f4f4f" style:font-name="Verdana" fo:font-size="16pt" fo:letter-spacing="normal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4f4f4f" style:font-name="Verdana" fo:font-size="16pt" fo:letter-spacing="normal" fo:font-style="normal" style:font-size-asian="16pt" style:font-size-complex="16pt"/>
    </style:style>
    <style:style style:name="T6" style:family="text">
      <style:text-properties fo:font-variant="normal" fo:text-transform="none" fo:color="#4f4f4f" style:font-name="Verdana" fo:font-size="16pt" fo:letter-spacing="normal" fo:font-style="normal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4f4f4f" fo:letter-spacing="normal" style:font-name-asian="Verdana" style:font-size-asian="12pt" style:font-style-asian="normal" style:font-weight-asian="bold"/>
    </style:style>
    <style:style style:name="T8" style:family="text">
      <style:text-properties fo:font-variant="normal" fo:text-transform="none" fo:color="#4f4f4f" fo:letter-spacing="normal" style:font-name-asian="Verdana" style:font-style-asian="normal" style:font-weight-asian="bold"/>
    </style:style>
    <style:style style:name="T9" style:family="text">
      <style:text-properties fo:font-variant="normal" fo:text-transform="none" fo:color="#4f4f4f" fo:font-size="16pt" fo:letter-spacing="normal" style:font-name-asian="Verdana" style:font-size-asian="16pt" style:font-style-asian="normal" style:font-weight-asian="bold" style:font-size-complex="16pt"/>
    </style:style>
    <style:style style:name="T10" style:family="text">
      <style:text-properties fo:font-variant="normal" fo:text-transform="none" fo:color="#4f4f4f" fo:font-size="16pt" fo:letter-spacing="normal" style:font-name-asian="Verdana" style:font-size-asian="16pt" style:font-style-asian="normal" style:font-size-complex="16pt"/>
    </style:style>
    <style:style style:name="T11" style:family="text">
      <style:text-properties fo:font-variant="normal" fo:text-transform="none" fo:color="#4f4f4f" fo:font-size="16pt" fo:letter-spacing="normal" fo:font-weight="bold" style:font-name-asian="Verdana" style:font-size-asian="16pt" style:font-style-asian="normal" style:font-weight-asian="bold" style:font-size-complex="16pt" style:font-weight-complex="bold"/>
    </style:style>
    <style:style style:name="T12" style:family="text">
      <style:text-properties fo:font-variant="normal" fo:text-transform="none" fo:color="#4f4f4f" fo:font-size="16pt" fo:letter-spacing="normal" fo:font-weight="normal" style:font-name-asian="Verdana" style:font-size-asian="16pt" style:font-style-asian="normal" style:font-weight-asian="normal" style:font-size-complex="16pt" style:font-weight-complex="normal"/>
    </style:style>
    <style:style style:name="T13" style:family="text">
      <style:text-properties style:font-name="Consolas" fo:font-style="normal"/>
    </style:style>
    <style:style style:name="T14" style:family="text">
      <style:text-properties style:font-name="Consolas" fo:font-style="normal" fo:font-weight="normal"/>
    </style:style>
    <style:style style:name="T15" style:family="text">
      <style:text-properties style:font-name="Consolas" fo:font-size="10.5pt" fo:font-style="normal" fo:font-weight="normal"/>
    </style:style>
    <style:style style:name="T16" style:family="text">
      <style:text-properties style:font-name-asian="Consolas" style:font-style-asian="normal"/>
    </style:style>
    <style:style style:name="T17" style:family="text">
      <style:text-properties style:font-name-asian="Consolas" style:font-style-asian="normal" style:font-weight-asian="normal"/>
    </style:style>
    <style:style style:name="T18" style:family="text">
      <style:text-properties style:font-name-asian="Consolas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2">说下</text:span></text:span><text:span text:style-name="Strong_20_Emphasis"><text:span text:style-name="T6">Hibernate</text:span></text:span><text:span text:style-name="Strong_20_Emphasis"><text:span text:style-name="T12">的缓存机制：</text:span></text:span></text:p>
      <text:p text:style-name="P2"><text:span text:style-name="T13">Hibernate</text:span><text:span text:style-name="T16">缓存的作用：</text:span></text:p>
      <text:p text:style-name="P3"><text:s text:c="4"/><text:span text:style-name="T13">Hibernate</text:span><text:span text:style-name="T16">是一个持久层框架，经常访问物理数据库，为了降低应用程序对物理数据源访问的频次，从而提高应用程序的运行性能。缓存内的数据是对物理数据源中的数据的复制，应用程序在运行时从缓存读写数据，在特定的时刻或事件会同步缓存和物理数据源的数据</text:span></text:p>
      <text:p text:style-name="P3"><text:span text:style-name="T13">Hibernate</text:span><text:span text:style-name="T16">缓存分类：</text:span></text:p>
      <text:p text:style-name="P3"><text:s text:c="2"/><text:span text:style-name="T13">Hibernate</text:span><text:span text:style-name="T16">缓存包括两大类：</text:span><text:span text:style-name="T13">Hibernate</text:span><text:span text:style-name="T16">一级缓存和</text:span><text:span text:style-name="T13">Hibernate</text:span><text:span text:style-name="T16">二级缓存</text:span></text:p>
      <text:p text:style-name="P3"><text:span text:style-name="T13">Hibernate</text:span><text:span text:style-name="T16">一级缓存又称为“</text:span><text:span text:style-name="T13">Session</text:span><text:span text:style-name="T16">的缓存”，它是内置的，意思就是说，只要你使用</text:span><text:span text:style-name="T13">hibernate</text:span><text:span text:style-name="T16">就必须使用</text:span><text:span text:style-name="T13">session</text:span><text:span text:style-name="T16">缓存。由于</text:span><text:span text:style-name="T13">Session</text:span><text:span text:style-name="T16">对象的生命周期通常对应一个数据库事务或者一个应用事务，因此它的缓存是事务范围的缓存。在第一级缓存中，持久化类的每个实例都具有唯一的</text:span><text:span text:style-name="T13">OID</text:span><text:span text:style-name="T16">。 </text:span></text:p>
      <text:p text:style-name="P3"><text:span text:style-name="T13">Hibernate</text:span><text:span text:style-name="T16">二级缓存又称为“</text:span><text:span text:style-name="T13">SessionFactory</text:span><text:span text:style-name="T16">的缓存”，由于</text:span><text:span text:style-name="T13">SessionFactory</text:span><text:span text:style-name="T16">对象的生命周期和应用程序的整个过程对应，因此</text:span><text:span text:style-name="T13">Hibernate</text:span><text:span text:style-name="T16">二级缓存是进程范围或者集群范围的缓存，有可能出现并发问题，因此需要采用适当的并发访问策略，该策略为被缓存的数据提供了事务隔离级别。第二级缓存是可选的，是一个可配置的插件，在默认情况下，</text:span><text:span text:style-name="T13">SessionFactory</text:span><text:span text:style-name="T16">不会启用这个插件。</text:span></text:p>
      <text:p text:style-name="P5"/>
      <text:p text:style-name="P4">什么样的数据适合存放到第二级缓存中？ 　　</text:p>
      <text:p text:style-name="P3"><text:span text:style-name="T13">1 </text:span><text:span text:style-name="T16">很少被修改的数据 　　</text:span></text:p>
      <text:p text:style-name="P3"><text:span text:style-name="T13">2 </text:span><text:span text:style-name="T16">不是很重要的数据，允许出现偶尔并发的数据 　　</text:span></text:p>
      <text:p text:style-name="P3"><text:span text:style-name="T13">3 </text:span><text:span text:style-name="T16">不会被并发访问的数据 　　</text:span></text:p>
      <text:p text:style-name="P3"><text:span text:style-name="T13">4 </text:span><text:span text:style-name="T16">常量数据 　　</text:span></text:p>
      <text:p text:style-name="P4"><text:soft-page-break/>不适合存放到第二级缓存的数据？ 　　</text:p>
      <text:p text:style-name="P3"><text:span text:style-name="T13">1</text:span><text:span text:style-name="T16">经常被修改的数据 　　</text:span></text:p>
      <text:p text:style-name="P3"><text:span text:style-name="T13">2 .</text:span><text:span text:style-name="T16">绝对不允许出现并发访问的数据，如财务数据，绝对不允许出现并发 　　</text:span></text:p>
      <text:p text:style-name="P3"><text:span text:style-name="T13">3 </text:span><text:span text:style-name="T16">与其他应用共享的数据。 </text:span></text:p>
      <text:p text:style-name="P5"/>
      <text:p text:style-name="P3"><text:span text:style-name="T13">Hibernate</text:span><text:span text:style-name="T16">查找对象如何应用缓存？</text:span></text:p>
      <text:p text:style-name="P3"><text:span text:style-name="T16">当</text:span><text:span text:style-name="T13">Hibernate</text:span><text:span text:style-name="T16">根据</text:span><text:span text:style-name="T13">ID</text:span><text:span text:style-name="T16">访问数据对象的时候，首先从</text:span><text:span text:style-name="T13">Session</text:span><text:span text:style-name="T16">一级缓存中查；查不到，如果配置了二级缓存，那么从二级缓存中查；如果都查不到，再查询数据库，把结果按照</text:span><text:span text:style-name="T13">ID</text:span><text:span text:style-name="T16">放入到缓存</text:span></text:p>
      <text:p text:style-name="P4">删除、更新、增加数据的时候，同时更新缓存</text:p>
      <text:p text:style-name="P5"/>
      <text:p text:style-name="P3"><text:span text:style-name="T13">Hibernate</text:span><text:span text:style-name="T16">管理缓存实例</text:span></text:p>
      <text:p text:style-name="P3"><text:span text:style-name="T16">无论何时，我们在管理</text:span><text:span text:style-name="T13">Hibernate</text:span><text:span text:style-name="T16">缓存（</text:span><text:span text:style-name="T13">Managing the caches</text:span><text:span text:style-name="T16">）时，当你给</text:span><text:span text:style-name="T13">save()</text:span><text:span text:style-name="T16">、</text:span><text:span text:style-name="T13">update()</text:span><text:span text:style-name="T16">或</text:span><text:span text:style-name="T13">saveOrUpdate()</text:span><text:span text:style-name="T16">方法传递一个对象时，或使用</text:span><text:span text:style-name="T13">load()</text:span><text:span text:style-name="T16">、 </text:span><text:span text:style-name="T13">get()</text:span><text:span text:style-name="T16">、</text:span><text:span text:style-name="T13">list()</text:span><text:span text:style-name="T16">、</text:span><text:span text:style-name="T13">iterate() </text:span><text:span text:style-name="T16">或</text:span><text:span text:style-name="T13">scroll()</text:span><text:span text:style-name="T16">方法获得一个对象时</text:span><text:span text:style-name="T13">, </text:span><text:span text:style-name="T16">该对象都将被加入到</text:span><text:span text:style-name="T13">Session</text:span><text:span text:style-name="T16">的内部缓存中。 </text:span></text:p>
      <text:p text:style-name="P3"><text:span text:style-name="T16">当随后</text:span><text:span text:style-name="T13">flush()</text:span><text:span text:style-name="T16">方法被调用时，对象的状态会和数据库取得同步。 如果你不希望此同步操作发生，或者你正处理大量对象、需要对有效管理内存时，你可以调用</text:span><text:span text:style-name="T13">evict() </text:span><text:span text:style-name="T16">方法，从一级缓存中去掉这些对象及其集合。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Tahoma1" svg:font-family="Tahoma"/>
    <style:font-face style:name="Verdana" svg:font-family="Verdana, Geneva, Arial, Helvetica, sans-serif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LibreOffice/5.3.0.3$Windows_X86_64 LibreOffice_project/7074905676c47b82bbcfbea1aeefc84afe1c50e1</meta:generator>
    <dc:date>2018-07-29T10:46:26.193000000</dc:date>
    <meta:document-statistic meta:table-count="0" meta:image-count="0" meta:object-count="0" meta:page-count="2" meta:paragraph-count="22" meta:word-count="820" meta:character-count="1142" meta:non-whitespace-character-count="1095"/>
    <meta:user-defined meta:name="Info 1"/>
    <meta:user-defined meta:name="Info 2"/>
    <meta:user-defined meta:name="Info 3"/>
    <meta:user-defined meta:name="Info 4"/>
  </office:meta>
</office:document-meta>
</file>